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font-size="11pt" fo:font-weight="bold" officeooo:rsid="00169d2b" officeooo:paragraph-rsid="00169d2b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fo:font-weight="bold" officeooo:rsid="001a32f8" officeooo:paragraph-rsid="001a32f8" style:font-size-asian="11pt" style:font-weight-asian="bold" style:font-size-complex="11pt" style:font-weight-complex="bold"/>
    </style:style>
    <style:style style:name="P5" style:family="paragraph" style:parent-style-name="Preformatted_20_Text">
      <style:text-properties fo:font-size="11pt" fo:font-weight="bold" officeooo:rsid="001a32f8" officeooo:paragraph-rsid="00288116" style:font-size-asian="11pt" style:font-weight-asian="bold" style:font-size-complex="11pt" style:font-weight-complex="bold"/>
    </style:style>
    <style:style style:name="P6" style:family="paragraph" style:parent-style-name="Preformatted_20_Text">
      <style:text-properties fo:font-size="11pt" fo:font-weight="bold" officeooo:rsid="001a32f8" officeooo:paragraph-rsid="0029d4e4" style:font-size-asian="11pt" style:font-weight-asian="bold" style:font-size-complex="11pt" style:font-weight-complex="bold"/>
    </style:style>
    <style:style style:name="P7" style:family="paragraph" style:parent-style-name="Preformatted_20_Text">
      <style:text-properties fo:font-size="11pt" fo:font-weight="bold" officeooo:rsid="0019e0b3" officeooo:paragraph-rsid="001a32f8" style:font-size-asian="11pt" style:font-weight-asian="bold" style:font-size-complex="11pt" style:font-weight-complex="bold"/>
    </style:style>
    <style:style style:name="P8" style:family="paragraph" style:parent-style-name="Preformatted_20_Text">
      <style:text-properties fo:font-size="11pt" fo:font-weight="bold" officeooo:rsid="001d8285" officeooo:paragraph-rsid="001d8285" style:font-size-asian="11pt" style:font-weight-asian="bold" style:font-size-complex="11pt" style:font-weight-complex="bold"/>
    </style:style>
    <style:style style:name="P9" style:family="paragraph" style:parent-style-name="Preformatted_20_Text">
      <style:text-properties fo:font-size="11pt" fo:font-weight="bold" officeooo:paragraph-rsid="0023b0f9" style:font-size-asian="11pt" style:font-weight-asian="bold" style:font-size-complex="11pt" style:font-weight-complex="bold"/>
    </style:style>
    <style:style style:name="P10" style:family="paragraph" style:parent-style-name="Preformatted_20_Text">
      <style:text-properties fo:font-size="11pt" fo:font-weight="bold" officeooo:paragraph-rsid="00258b81" style:font-size-asian="11pt" style:font-weight-asian="bold" style:font-size-complex="11pt" style:font-weight-complex="bold"/>
    </style:style>
    <style:style style:name="P11" style:family="paragraph" style:parent-style-name="Preformatted_20_Text">
      <style:text-properties fo:font-size="11pt" fo:font-weight="bold" officeooo:paragraph-rsid="0025a870" style:font-size-asian="11pt" style:font-weight-asian="bold" style:font-size-complex="11pt" style:font-weight-complex="bold"/>
    </style:style>
    <style:style style:name="P12" style:family="paragraph" style:parent-style-name="Preformatted_20_Text">
      <style:text-properties fo:font-size="11pt" style:font-size-asian="11pt" style:font-size-complex="11pt"/>
    </style:style>
    <style:style style:name="P13" style:family="paragraph" style:parent-style-name="Preformatted_20_Text">
      <style:text-properties fo:font-size="11pt" fo:font-weight="normal" officeooo:rsid="00169d2b" officeooo:paragraph-rsid="00169d2b" style:font-size-asian="11pt" style:font-weight-asian="normal" style:font-size-complex="11pt" style:font-weight-complex="normal"/>
    </style:style>
    <style:style style:name="P14" style:family="paragraph" style:parent-style-name="Preformatted_20_Text">
      <style:text-properties fo:font-size="11pt" fo:font-weight="normal" officeooo:rsid="0019e0b3" officeooo:paragraph-rsid="0019e0b3" style:font-size-asian="11pt" style:font-weight-asian="normal" style:font-size-complex="11pt" style:font-weight-complex="normal"/>
    </style:style>
    <style:style style:name="P15" style:family="paragraph" style:parent-style-name="Preformatted_20_Text">
      <style:text-properties fo:font-size="11pt" fo:font-weight="normal" officeooo:rsid="0019e0b3" officeooo:paragraph-rsid="001a32f8" style:font-size-asian="11pt" style:font-weight-asian="normal" style:font-size-complex="11pt" style:font-weight-complex="normal"/>
    </style:style>
    <style:style style:name="P16" style:family="paragraph" style:parent-style-name="Preformatted_20_Text">
      <style:text-properties fo:font-size="11pt" fo:font-weight="normal" officeooo:rsid="001a32f8" officeooo:paragraph-rsid="001a32f8" style:font-size-asian="11pt" style:font-weight-asian="normal" style:font-size-complex="11pt" style:font-weight-complex="normal"/>
    </style:style>
    <style:style style:name="P17" style:family="paragraph" style:parent-style-name="Preformatted_20_Text">
      <style:text-properties fo:font-size="11pt" fo:font-weight="normal" officeooo:rsid="001a32f8" officeooo:paragraph-rsid="00288116" style:font-size-asian="11pt" style:font-weight-asian="normal" style:font-size-complex="11pt" style:font-weight-complex="normal"/>
    </style:style>
    <style:style style:name="P18" style:family="paragraph" style:parent-style-name="Preformatted_20_Text">
      <style:text-properties fo:font-size="11pt" fo:font-weight="normal" officeooo:rsid="001d8285" officeooo:paragraph-rsid="001d8285" style:font-size-asian="11pt" style:font-weight-asian="normal" style:font-size-complex="11pt" style:font-weight-complex="normal"/>
    </style:style>
    <style:style style:name="P19" style:family="paragraph" style:parent-style-name="Preformatted_20_Text">
      <style:text-properties fo:font-size="11pt" fo:font-weight="normal" officeooo:paragraph-rsid="00217d98" style:font-size-asian="11pt" style:font-weight-asian="normal" style:font-size-complex="11pt" style:font-weight-complex="normal"/>
    </style:style>
    <style:style style:name="P20" style:family="paragraph" style:parent-style-name="Preformatted_20_Text">
      <style:text-properties fo:font-size="11pt" fo:font-weight="normal" officeooo:paragraph-rsid="0022c131" style:font-size-asian="11pt" style:font-weight-asian="normal" style:font-size-complex="11pt" style:font-weight-complex="normal"/>
    </style:style>
    <style:style style:name="P21" style:family="paragraph" style:parent-style-name="Preformatted_20_Text">
      <style:text-properties fo:font-size="11pt" fo:font-weight="normal" officeooo:paragraph-rsid="0023b0f9" style:font-size-asian="11pt" style:font-weight-asian="normal" style:font-size-complex="11pt" style:font-weight-complex="normal"/>
    </style:style>
    <style:style style:name="P22" style:family="paragraph" style:parent-style-name="Preformatted_20_Text">
      <style:text-properties fo:font-size="11pt" fo:font-weight="normal" officeooo:paragraph-rsid="00258b81" style:font-size-asian="11pt" style:font-weight-asian="normal" style:font-size-complex="11pt" style:font-weight-complex="normal"/>
    </style:style>
    <style:style style:name="P23" style:family="paragraph" style:parent-style-name="Preformatted_20_Text">
      <style:text-properties fo:font-size="11pt" fo:font-weight="normal" officeooo:paragraph-rsid="0025a870" style:font-size-asian="11pt" style:font-weight-asian="normal" style:font-size-complex="11pt" style:font-weight-complex="normal"/>
    </style:style>
    <style:style style:name="P24" style:family="paragraph" style:parent-style-name="Preformatted_20_Text">
      <style:text-properties fo:color="#ff0000" fo:font-size="11pt" fo:font-weight="bold" officeooo:rsid="001a32f8" officeooo:paragraph-rsid="001a32f8" style:font-size-asian="11pt" style:font-weight-asian="bold" style:font-size-complex="11pt" style:font-weight-complex="bold"/>
    </style:style>
    <style:style style:name="P25" style:family="paragraph" style:parent-style-name="Preformatted_20_Text">
      <style:text-properties fo:color="#ff0000" fo:font-size="11pt" fo:font-weight="bold" officeooo:rsid="0023b0f9" officeooo:paragraph-rsid="0023b0f9" style:font-size-asian="11pt" style:font-weight-asian="bold" style:font-size-complex="11pt" style:font-weight-complex="bold"/>
    </style:style>
    <style:style style:name="P26" style:family="paragraph" style:parent-style-name="Preformatted_20_Text">
      <style:text-properties fo:color="#ff0000" fo:font-size="11pt" fo:font-weight="bold" officeooo:rsid="0025a870" officeooo:paragraph-rsid="0025a870" style:font-size-asian="11pt" style:font-weight-asian="bold" style:font-size-complex="11pt" style:font-weight-complex="bold"/>
    </style:style>
    <style:style style:name="P27" style:family="paragraph" style:parent-style-name="Preformatted_20_Text">
      <style:text-properties fo:color="#c9211e" fo:font-size="11pt" fo:font-weight="bold" officeooo:rsid="00217d98" officeooo:paragraph-rsid="00217d98" style:font-size-asian="11pt" style:font-weight-asian="bold" style:font-size-complex="11pt" style:font-weight-complex="bold"/>
    </style:style>
    <style:style style:name="P28" style:family="paragraph" style:parent-style-name="Preformatted_20_Text">
      <style:text-properties fo:color="#c9211e" fo:font-size="11pt" fo:font-weight="bold" officeooo:rsid="0022c131" officeooo:paragraph-rsid="0022c131" style:font-size-asian="11pt" style:font-weight-asian="bold" style:font-size-complex="11pt" style:font-weight-complex="bold"/>
    </style:style>
    <style:style style:name="P29" style:family="paragraph" style:parent-style-name="Preformatted_20_Text">
      <style:text-properties officeooo:paragraph-rsid="0023b0f9"/>
    </style:style>
    <style:style style:name="P30" style:family="paragraph" style:parent-style-name="Preformatted_20_Text">
      <style:text-properties fo:color="#ff8000" fo:font-size="11pt" fo:font-weight="bold" officeooo:rsid="0025091d" officeooo:paragraph-rsid="0025091d" style:font-size-asian="11pt" style:font-weight-asian="bold" style:font-size-complex="11pt" style:font-weight-complex="bold"/>
    </style:style>
    <style:style style:name="P31" style:family="paragraph" style:parent-style-name="Preformatted_20_Text">
      <style:text-properties fo:color="#000000" fo:font-size="11pt" fo:font-weight="normal" officeooo:rsid="00217d98" officeooo:paragraph-rsid="00217d98" style:font-size-asian="11pt" style:font-weight-asian="normal" style:font-size-complex="11pt" style:font-weight-complex="normal"/>
    </style:style>
    <style:style style:name="P32" style:family="paragraph" style:parent-style-name="Preformatted_20_Text">
      <style:text-properties fo:color="#000000" fo:font-size="11pt" fo:font-weight="normal" officeooo:rsid="00217d98" officeooo:paragraph-rsid="0022c131" style:font-size-asian="11pt" style:font-weight-asian="normal" style:font-size-complex="11pt" style:font-weight-complex="normal"/>
    </style:style>
    <style:style style:name="P33" style:family="paragraph" style:parent-style-name="Preformatted_20_Text">
      <style:text-properties fo:color="#000000" fo:font-size="11pt" fo:font-weight="normal" officeooo:rsid="00217d98" officeooo:paragraph-rsid="00258b81" style:font-size-asian="11pt" style:font-weight-asian="normal" style:font-size-complex="11pt" style:font-weight-complex="normal"/>
    </style:style>
    <style:style style:name="P34" style:family="paragraph" style:parent-style-name="Preformatted_20_Text">
      <style:text-properties fo:color="#000000" fo:font-size="11pt" fo:font-weight="normal" officeooo:rsid="00217d98" officeooo:paragraph-rsid="0025a870" style:font-size-asian="11pt" style:font-weight-asian="normal" style:font-size-complex="11pt" style:font-weight-complex="normal"/>
    </style:style>
    <style:style style:name="P35" style:family="paragraph" style:parent-style-name="Preformatted_20_Text">
      <style:text-properties fo:color="#000000" fo:font-size="11pt" fo:font-weight="normal" officeooo:rsid="0023b0f9" officeooo:paragraph-rsid="0023b0f9" style:font-size-asian="11pt" style:font-weight-asian="normal" style:font-size-complex="11pt" style:font-weight-complex="normal"/>
    </style:style>
    <style:style style:name="P36" style:family="paragraph" style:parent-style-name="Preformatted_20_Text">
      <style:text-properties fo:color="#000000" fo:font-size="11pt" fo:font-weight="normal" officeooo:rsid="00258b81" officeooo:paragraph-rsid="00258b81" style:font-size-asian="11pt" style:font-weight-asian="normal" style:font-size-complex="11pt" style:font-weight-complex="normal"/>
    </style:style>
    <style:style style:name="P37" style:family="paragraph" style:parent-style-name="Preformatted_20_Text">
      <style:text-properties fo:color="#000000" fo:font-size="11pt" fo:font-weight="bold" officeooo:rsid="00217d98" officeooo:paragraph-rsid="0023b0f9" style:font-size-asian="11pt" style:font-weight-asian="bold" style:font-size-complex="11pt" style:font-weight-complex="bold"/>
    </style:style>
    <style:style style:name="P38" style:family="paragraph" style:parent-style-name="Preformatted_20_Text">
      <style:text-properties fo:color="#000000" fo:font-size="11pt" fo:font-weight="bold" officeooo:rsid="00217d98" officeooo:paragraph-rsid="00217d98" style:font-size-asian="11pt" style:font-weight-asian="bold" style:font-size-complex="11pt" style:font-weight-complex="bold"/>
    </style:style>
    <style:style style:name="P39" style:family="paragraph" style:parent-style-name="Preformatted_20_Text">
      <style:text-properties fo:color="#000000" fo:font-size="11pt" fo:font-weight="bold" officeooo:rsid="0025a870" officeooo:paragraph-rsid="0025a870" style:font-size-asian="11pt" style:font-weight-asian="bold" style:font-size-complex="11pt" style:font-weight-complex="bold"/>
    </style:style>
    <style:style style:name="P40" style:family="paragraph" style:parent-style-name="Preformatted_20_Text">
      <style:text-properties fo:color="#000000" fo:font-size="11pt" fo:font-weight="bold" officeooo:rsid="0022c131" officeooo:paragraph-rsid="0022c131" style:font-size-asian="11pt" style:font-weight-asian="bold" style:font-size-complex="11pt" style:font-weight-complex="bold"/>
    </style:style>
    <style:style style:name="P41" style:family="paragraph" style:parent-style-name="Preformatted_20_Text">
      <style:text-properties fo:font-size="11pt" fo:font-weight="normal" officeooo:rsid="0029d4e4" officeooo:paragraph-rsid="0029d4e4" style:font-size-asian="11pt" style:font-weight-asian="normal" style:font-size-complex="11pt" style:font-weight-complex="normal"/>
    </style:style>
    <style:style style:name="P42" style:family="paragraph" style:parent-style-name="Preformatted_20_Text">
      <style:text-properties fo:color="#ff8000" fo:font-size="11pt" style:text-underline-style="none" fo:font-weight="bold" officeooo:rsid="002c38de" officeooo:paragraph-rsid="002c38de" style:font-size-asian="11pt" style:font-weight-asian="bold" style:font-size-complex="11pt" style:font-weight-complex="bold"/>
    </style:style>
    <style:style style:name="P43" style:family="paragraph" style:parent-style-name="Preformatted_20_Text">
      <style:text-properties officeooo:paragraph-rsid="002cd77c"/>
    </style:style>
    <style:style style:name="P44" style:family="paragraph" style:parent-style-name="Preformatted_20_Text">
      <style:text-properties fo:font-weight="bold" officeooo:rsid="002e6088" officeooo:paragraph-rsid="002e6088" style:font-weight-asian="bold" style:font-weight-complex="bold"/>
    </style:style>
    <style:style style:name="P45" style:family="paragraph" style:parent-style-name="Preformatted_20_Text">
      <style:text-properties fo:font-weight="normal" officeooo:rsid="002e6088" officeooo:paragraph-rsid="002e6088" style:font-weight-asian="normal" style:font-weight-complex="normal"/>
    </style:style>
    <style:style style:name="P46" style:family="paragraph" style:parent-style-name="Preformatted_20_Text">
      <style:text-properties fo:color="#ff0000" fo:font-weight="bold" officeooo:rsid="002e6088" officeooo:paragraph-rsid="002e6088" style:font-weight-asian="bold" style:font-weight-complex="bold"/>
    </style:style>
    <style:style style:name="P47" style:family="paragraph" style:parent-style-name="Preformatted_20_Text">
      <style:text-properties fo:color="#ff0000" fo:font-weight="bold" officeooo:rsid="0030fc6e" officeooo:paragraph-rsid="0030fc6e" style:font-weight-asian="bold" style:font-weight-complex="bold"/>
    </style:style>
    <style:style style:name="P48" style:family="paragraph" style:parent-style-name="Preformatted_20_Text">
      <style:text-properties fo:color="#ff0000" fo:font-weight="normal" officeooo:rsid="0030fc6e" officeooo:paragraph-rsid="0030fc6e" style:font-weight-asian="normal" style:font-weight-complex="normal"/>
    </style:style>
    <style:style style:name="P49" style:family="paragraph" style:parent-style-name="Standard">
      <style:text-properties fo:color="#000000" fo:font-size="11pt" fo:font-weight="bold" officeooo:rsid="00217d98" officeooo:paragraph-rsid="0023b0f9" style:font-size-asian="11pt" style:font-weight-asian="bold" style:font-size-complex="11pt" style:font-weight-complex="bold"/>
    </style:style>
    <style:style style:name="T1" style:family="text">
      <style:text-properties officeooo:rsid="00157b8d"/>
    </style:style>
    <style:style style:name="T2" style:family="text">
      <style:text-properties officeooo:rsid="001a32f8"/>
    </style:style>
    <style:style style:name="T3" style:family="text">
      <style:text-properties fo:color="#000000"/>
    </style:style>
    <style:style style:name="T4" style:family="text">
      <style:text-properties fo:color="#000000" officeooo:rsid="0019e0b3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217d98" style:font-weight-asian="normal" style:font-weight-complex="normal"/>
    </style:style>
    <style:style style:name="T7" style:family="text">
      <style:text-properties fo:color="#000000" fo:font-weight="normal" officeooo:rsid="00258b81" style:font-weight-asian="normal" style:font-weight-complex="normal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000000" fo:font-weight="bold" officeooo:rsid="0025a870" style:font-weight-asian="bold" style:font-weight-complex="bold"/>
    </style:style>
    <style:style style:name="T10" style:family="text">
      <style:text-properties fo:color="#000000" officeooo:rsid="00229798"/>
    </style:style>
    <style:style style:name="T11" style:family="text">
      <style:text-properties fo:color="#000000" officeooo:rsid="00258b81"/>
    </style:style>
    <style:style style:name="T12" style:family="text">
      <style:text-properties fo:color="#000000" officeooo:rsid="002cd77c"/>
    </style:style>
    <style:style style:name="T13" style:family="text">
      <style:text-properties fo:color="#000000" fo:font-size="11pt" style:text-underline-style="none" fo:font-weight="normal" officeooo:rsid="002cd77c" style:font-size-asian="11pt" style:font-weight-asian="normal" style:font-size-complex="11pt" style:font-weight-complex="normal"/>
    </style:style>
    <style:style style:name="T14" style:family="text">
      <style:text-properties fo:color="#000000" fo:font-size="11pt" style:text-underline-style="none" fo:font-weight="normal" officeooo:rsid="002e6088" style:font-size-asian="11pt" style:font-weight-asian="normal" style:font-size-complex="11pt" style:font-weight-complex="normal"/>
    </style:style>
    <style:style style:name="T15" style:family="text">
      <style:text-properties fo:color="#000000" fo:font-size="11pt" style:text-underline-style="none" fo:font-weight="normal" officeooo:rsid="002f659c" style:font-size-asian="11pt" style:font-weight-asian="normal" style:font-size-complex="11pt" style:font-weight-complex="normal"/>
    </style:style>
    <style:style style:name="T16" style:family="text">
      <style:text-properties fo:color="#000000" fo:font-size="11pt" style:text-underline-style="none" fo:font-weight="bold" officeooo:rsid="002cd77c" style:font-size-asian="11pt" style:font-weight-asian="bold" style:font-size-complex="11pt" style:font-weight-complex="bold"/>
    </style:style>
    <style:style style:name="T17" style:family="text">
      <style:text-properties fo:color="#000000" fo:font-size="11pt" style:text-underline-style="none" style:font-size-asian="11pt" style:font-size-complex="11pt"/>
    </style:style>
    <style:style style:name="T18" style:family="text">
      <style:text-properties fo:color="#000000" fo:font-size="11pt" style:text-underline-style="none" officeooo:rsid="002cd77c" style:font-size-asian="11pt" style:font-size-complex="11pt"/>
    </style:style>
    <style:style style:name="T19" style:family="text">
      <style:text-properties fo:color="#000000" fo:font-size="11pt" style:text-underline-style="none" officeooo:rsid="002f659c" style:font-size-asian="11pt" style:font-size-complex="11pt"/>
    </style:style>
    <style:style style:name="T20" style:family="text">
      <style:text-properties officeooo:rsid="001c0d1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9d4e4" style:font-weight-asian="normal" style:font-weight-complex="normal"/>
    </style:style>
    <style:style style:name="T23" style:family="text">
      <style:text-properties fo:font-weight="bold" officeooo:rsid="00217d98" style:font-weight-asian="bold" style:font-weight-complex="bold"/>
    </style:style>
    <style:style style:name="T24" style:family="text">
      <style:text-properties fo:font-weight="bold" officeooo:rsid="0023b0f9" style:font-weight-asian="bold" style:font-weight-complex="bold"/>
    </style:style>
    <style:style style:name="T25" style:family="text">
      <style:text-properties fo:font-weight="bold" officeooo:rsid="00258b81" style:font-weight-asian="bold" style:font-weight-complex="bold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217d98"/>
    </style:style>
    <style:style style:name="T28" style:family="text">
      <style:text-properties style:text-underline-style="solid" style:text-underline-width="auto" style:text-underline-color="font-color" officeooo:rsid="0023b0f9"/>
    </style:style>
    <style:style style:name="T29" style:family="text">
      <style:text-properties style:text-underline-style="solid" style:text-underline-width="auto" style:text-underline-color="font-color" officeooo:rsid="0029d4e4"/>
    </style:style>
    <style:style style:name="T30" style:family="text">
      <style:text-properties style:text-underline-style="solid" style:text-underline-width="auto" style:text-underline-color="font-color" officeooo:rsid="002c38de"/>
    </style:style>
    <style:style style:name="T31" style:family="text">
      <style:text-properties fo:font-size="11pt" fo:font-weight="bold" officeooo:rsid="00217d98" style:font-size-asian="11pt" style:font-weight-asian="bold" style:font-size-complex="11pt" style:font-weight-complex="bold"/>
    </style:style>
    <style:style style:name="T32" style:family="text">
      <style:text-properties fo:font-size="11pt" fo:font-weight="bold" officeooo:rsid="0023b0f9" style:font-size-asian="11pt" style:font-weight-asian="bold" style:font-size-complex="11pt" style:font-weight-complex="bold"/>
    </style:style>
    <style:style style:name="T33" style:family="text">
      <style:text-properties fo:font-size="11pt" fo:font-weight="normal" style:font-size-asian="11pt" style:font-weight-asian="normal" style:font-size-complex="11pt" style:font-weight-complex="normal"/>
    </style:style>
    <style:style style:name="T3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35" style:family="text">
      <style:text-properties fo:font-size="11pt" style:text-underline-style="none" fo:font-weight="normal" officeooo:rsid="002f659c" style:font-size-asian="11pt" style:font-weight-asian="normal" style:font-size-complex="11pt" style:font-weight-complex="normal"/>
    </style:style>
    <style:style style:name="T36" style:family="text">
      <style:text-properties fo:font-size="11pt" style:text-underline-style="none" style:font-size-asian="11pt" style:font-size-complex="11pt"/>
    </style:style>
    <style:style style:name="T37" style:family="text">
      <style:text-properties officeooo:rsid="0022c131"/>
    </style:style>
    <style:style style:name="T38" style:family="text">
      <style:text-properties fo:color="#ff0000"/>
    </style:style>
    <style:style style:name="T39" style:family="text">
      <style:text-properties officeooo:rsid="00258b81"/>
    </style:style>
    <style:style style:name="T40" style:family="text">
      <style:text-properties officeooo:rsid="00288116"/>
    </style:style>
    <style:style style:name="T41" style:family="text">
      <style:text-properties officeooo:rsid="0029d4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<text:span text:style-name="T1">QL</text:span> <text:span text:style-name="T1">C</text:span>ommands</text:p>
      <text:p text:style-name="Preformatted_20_Text"/>
      <text:p text:style-name="Preformatted_20_Text"/>
      <text:p text:style-name="P2">SHOW DATABASES;</text:p>
      <text:p text:style-name="P12">-&gt; list all the databases</text:p>
      <text:p text:style-name="P12"/>
      <text:p text:style-name="P2">CREATE DATABASE &lt;name&gt;;</text:p>
      <text:p text:style-name="P12">-&gt; creates a new database with the given name</text:p>
      <text:p text:style-name="P12"/>
      <text:p text:style-name="P2">DROP DATABASE &lt;name&gt;;</text:p>
      <text:p text:style-name="P12">-&gt; drops/deletes the database with the given name</text:p>
      <text:p text:style-name="P12"/>
      <text:p text:style-name="P2">USE &lt;database name&gt;;</text:p>
      <text:p text:style-name="P12">-&gt; use a database</text:p>
      <text:p text:style-name="P12"/>
      <text:p text:style-name="P2">SELECT DATABASE();</text:p>
      <text:p text:style-name="P12">-&gt; tells the name of use of current database</text:p>
      <text:p text:style-name="P12">-&gt; when in root then returns "null" as no database in use</text:p>
      <text:p text:style-name="P12"/>
      <text:p text:style-name="P2">CREATE TABLE &lt;tablename&gt; </text:p>
      <text:p text:style-name="P2">(</text:p>
      <text:p text:style-name="P2"><text:tab/>column_name data_type,</text:p>
      <text:p text:style-name="P2"><text:tab/>column_name data_type</text:p>
      <text:p text:style-name="P2">);</text:p>
      <text:p text:style-name="P12">-&gt; create a table</text:p>
      <text:p text:style-name="P12"/>
      <text:p text:style-name="P2">SHOW TABLES;</text:p>
      <text:p text:style-name="P12">-&gt; list all the tables in the current database</text:p>
      <text:p text:style-name="P12"/>
      <text:p text:style-name="P2">SHOW COLUMNS FROM &lt;tablename&gt;;</text:p>
      <text:p text:style-name="P12">-&gt; list all the columns from that table with there details</text:p>
      <text:p text:style-name="P12"/>
      <text:p text:style-name="P2">DESC &lt;tablename&gt;;</text:p>
      <text:p text:style-name="P12">-&gt; list all the columns from that table with there details</text:p>
      <text:p text:style-name="P12">-&gt; a similar command to SHOW COLUMNS FROM &lt;tablename&gt;;</text:p>
      <text:p text:style-name="P12"/>
      <text:p text:style-name="P3">DROP TABLE &lt;tablename&gt;;</text:p>
      <text:p text:style-name="P13">-&gt; drops/deletes the table with the given name</text:p>
      <text:p text:style-name="P13"/>
      <text:p text:style-name="P7">INSERT INTO &lt;tablname&gt;(col_name1, col_name2) VALUES (valForCol1, valForCol2);</text:p>
      <text:p text:style-name="P14">-&gt; insert values in table with corresponding column name</text:p>
      <text:p text:style-name="P15">-<text:span text:style-name="T2">&gt; columns </text:span><text:span text:style-name="T20">placement may</text:span><text:span text:style-name="T2"> not be in order that in table but col_val should corresponds to your given column order to avoid datatypes mismatch.</text:span></text:p>
      <text:p text:style-name="P24"/>
      <text:p text:style-name="P24">NOTE:<text:span text:style-name="T3"> for multiple inserts</text:span></text:p>
      <text:p text:style-name="P4"><text:span text:style-name="T4">INSERT INTO &lt;tablname&gt;(col_name1, col_name2) VALUES (valForCol1, valForCol2), (valForCol1, valForCol2), ...;</text:span><text:span text:style-name="T3"> </text:span></text:p>
      <text:p text:style-name="P15"/>
      <text:p text:style-name="P15"/>
      <text:p text:style-name="P4">SELECT * FROM &lt;tablename&gt;;</text:p>
      <text:p text:style-name="P16">-&gt; shows all the data in the table</text:p>
      <text:p text:style-name="P16"/>
      <text:p text:style-name="P8">SHOW WARNINGS;</text:p>
      <text:p text:style-name="P18">-&gt; displays the warning</text:p>
      <text:p text:style-name="P18"/>
      <text:p text:style-name="P18"/>
      <text:p text:style-name="P18"/>
      <text:p text:style-name="P40"><text:soft-page-break/><text:span text:style-name="T26">NOT NULL and Setting DEFAULT</text:span></text:p>
      <text:p text:style-name="P40"><text:span text:style-name="T30"/></text:p>
      <text:p text:style-name="P27">NOTE <text:span text:style-name="T37">1</text:span>: <text:span text:style-name="T3">for stopping the the undefined value in row to be null, while </text:span><text:span text:style-name="T10">inserting into</text:span><text:span text:style-name="T3"> table, after defining the datatype add “</text:span><text:span text:style-name="T8">NOT NULL</text:span><text:span text:style-name="T3">” field.</text:span></text:p>
      <text:p text:style-name="P31">Eg : CREATE TABLE &lt;tablename&gt; </text:p>
      <text:p text:style-name="P19"><text:tab/>(</text:p>
      <text:p text:style-name="P19"><text:tab/><text:tab/>column_name data_type <text:span text:style-name="T23">NOT NULL</text:span>,</text:p>
      <text:p text:style-name="P19"><text:tab/><text:tab/>column_name data_type <text:span text:style-name="T23">NOT NULL</text:span></text:p>
      <text:p text:style-name="P31"><text:tab/>);</text:p>
      <text:p text:style-name="P31"/>
      <text:p text:style-name="P28"><text:span text:style-name="T38">NOTE 2:</text:span><text:span text:style-name="T3"> setting defualt values for each column</text:span></text:p>
      <text:p text:style-name="P32">Eg : CREATE TABLE &lt;tablename&gt; </text:p>
      <text:p text:style-name="P20"><text:tab/>(</text:p>
      <text:p text:style-name="P29"><text:span text:style-name="T33"><text:tab/><text:tab/>column_name data_type </text:span><text:span text:style-name="T31">DEFAULT </text:span><text:span text:style-name="T32">default_value</text:span><text:span text:style-name="T33">,</text:span></text:p>
      <text:p text:style-name="P21"><text:tab/><text:tab/>column_name data_type <text:span text:style-name="T23">DEFAULT </text:span><text:span text:style-name="T24">default_value</text:span></text:p>
      <text:p text:style-name="P32"><text:tab/>);</text:p>
      <text:p text:style-name="P35">But here we can explicitly make column value as null so to avoid that we combine note 1 and note 2</text:p>
      <text:p text:style-name="P32"/>
      <text:p text:style-name="P25">Conclusive Approch:</text:p>
      <text:p text:style-name="P49">CREATE TABLE &lt;tablename&gt; </text:p>
      <text:p text:style-name="P9">(</text:p>
      <text:p text:style-name="P9"><text:tab/>column_name data_type <text:span text:style-name="T27">NOT NULL DEFAULT </text:span><text:span text:style-name="T28">default_value</text:span>,</text:p>
      <text:p text:style-name="P9"><text:tab/>column_name data_type <text:span text:style-name="T27">NOT NULL DEFAULT </text:span><text:span text:style-name="T28">default_value</text:span></text:p>
      <text:p text:style-name="P37">);</text:p>
      <text:p text:style-name="P38"/>
      <text:p text:style-name="P38"/>
      <text:p text:style-name="P38"/>
      <text:p text:style-name="P30">PRIMARY KEY: <text:span text:style-name="T3">A Unique Identifier of a row.</text:span></text:p>
      <text:p text:style-name="P36"/>
      <text:p text:style-name="P36">let column 2 be the primary key, and this field will marked as NOT NULL </text:p>
      <text:p text:style-name="P36">because primary key can’t be null.</text:p>
      <text:p text:style-name="P10"><text:span text:style-name="T11">Syntax:</text:span><text:span text:style-name="T7"><text:tab/><text:tab/></text:span></text:p>
      <text:p text:style-name="P10"><text:span text:style-name="T7"><text:tab/><text:tab/></text:span><text:span text:style-name="T6">CREATE TABLE &lt;tablename&gt; </text:span></text:p>
      <text:p text:style-name="P10"><text:span text:style-name="T6"><text:tab/><text:tab/></text:span><text:span text:style-name="T21">(</text:span></text:p>
      <text:p text:style-name="P22"><text:tab/> <text:s text:c="2"/><text:tab/><text:tab/>column_name<text:span text:style-name="T39">1</text:span> data_type,</text:p>
      <text:p text:style-name="P22"><text:tab/><text:tab/><text:tab/>column_name<text:span text:style-name="T39">2</text:span> data_type <text:span text:style-name="T39">NOT NULL</text:span>,</text:p>
      <text:p text:style-name="P22"><text:tab/><text:tab/><text:tab/>column_name<text:span text:style-name="T39">3</text:span> data_type,</text:p>
      <text:p text:style-name="P22"><text:tab/><text:tab/><text:tab/><text:span text:style-name="T25">PRIMARY KEY(column_name2)</text:span></text:p>
      <text:p text:style-name="P33"><text:tab/> <text:s/><text:tab/>);</text:p>
      <text:p text:style-name="P26">NOTE: <text:span text:style-name="T5">It’s not fissible to keep track of values used for primary key in real world application so we use </text:span><text:span text:style-name="T3">AUTO_INCREMENT </text:span><text:span text:style-name="T5">field</text:span></text:p>
      <text:p text:style-name="P11"><text:span text:style-name="T11">Syntax:</text:span><text:span text:style-name="T7"><text:tab/><text:tab/></text:span></text:p>
      <text:p text:style-name="P11"><text:span text:style-name="T7"><text:tab/><text:tab/></text:span><text:span text:style-name="T6">CREATE TABLE &lt;tablename&gt; </text:span></text:p>
      <text:p text:style-name="P11"><text:span text:style-name="T6"><text:tab/><text:tab/></text:span><text:span text:style-name="T21">(</text:span></text:p>
      <text:p text:style-name="P23"><text:tab/> <text:s text:c="2"/><text:tab/><text:tab/>column_name<text:span text:style-name="T39">1</text:span> data_type,</text:p>
      <text:p text:style-name="P23"><text:tab/><text:tab/><text:tab/>column_name<text:span text:style-name="T39">2</text:span> data_type <text:span text:style-name="T39">NOT NULL </text:span><text:span text:style-name="T9">AUTO_INCREMENT</text:span>,</text:p>
      <text:p text:style-name="P23"><text:tab/><text:tab/><text:tab/>column_name<text:span text:style-name="T39">3</text:span> data_type,</text:p>
      <text:p text:style-name="P23"><text:tab/><text:tab/><text:tab/><text:span text:style-name="T25">PRIMARY KEY(column_name2)</text:span></text:p>
      <text:p text:style-name="P34"><text:tab/> <text:s/><text:tab/>);</text:p>
      <text:p text:style-name="P39">But this is done when datatype of primary key is INT.</text:p>
      <text:p text:style-name="P18"/>
      <text:p text:style-name="P18"/>
      <text:p text:style-name="P18"/>
      <text:p text:style-name="P5">SELECT <text:span text:style-name="T40">column_name1, column_name2, ...</text:span> FROM &lt;tablename&gt;;</text:p>
      <text:p text:style-name="P17">-<text:span text:style-name="T40">&gt; shows only the columns which are selected</text:span></text:p>
      <text:p text:style-name="P17"/>
      <text:p text:style-name="P17"/>
      <text:p text:style-name="P6"><text:soft-page-break/>SELECT * FROM &lt;table_name&gt; <text:span text:style-name="T29">WHERE <text:s/>some_condition</text:span>;</text:p>
      <text:p text:style-name="P6"><text:span text:style-name="T21">-</text:span><text:span text:style-name="T22">&gt;</text:span><text:span text:style-name="T41"> </text:span><text:span text:style-name="T22">only selects those data where the condition is satisfied.</text:span></text:p>
      <text:p text:style-name="P41"/>
      <text:p text:style-name="P42">ALIASES: <text:span text:style-name="T3">concept of giving </text:span><text:span text:style-name="T12">temporary</text:span><text:span text:style-name="T3"> name to </text:span><text:span text:style-name="T12">a column or a table for making them more readable. It only exist for the duartion of that query.</text:span></text:p>
      <text:p text:style-name="P43"><text:span text:style-name="T13">Eg: SELECT col_name </text:span><text:span text:style-name="T16">AS </text:span><text:span text:style-name="T13">alias_name from </text:span><text:span text:style-name="T14">&lt;</text:span><text:span text:style-name="T13">tablen_ame</text:span><text:span text:style-name="T14">&gt;</text:span><text:span text:style-name="T13">;</text:span></text:p>
      <text:p text:style-name="P43"><text:span text:style-name="T13"/></text:p>
      <text:p text:style-name="P43"><text:span text:style-name="T13"/></text:p>
      <text:p text:style-name="P44"><text:span text:style-name="T18">U</text:span><text:span text:style-name="T17">PDATE &lt;table_name&gt; SET col1 = val1, col2 = val2, ... WHERE condition;</text:span></text:p>
      <text:p text:style-name="P45"><text:span text:style-name="T17">-&gt; updates col1 with val1, col2 with val2, ... , where ever condition is satified.</text:span></text:p>
      <text:p text:style-name="P46"><text:span text:style-name="T36"/></text:p>
      <text:p text:style-name="P46"><text:span text:style-name="T36">NOTE:<text:tab/></text:span><text:span text:style-name="T34"> </text:span><text:span text:style-name="T15">if where statememt is omitted the update command will modify all records of the column.</text:span></text:p>
      <text:p text:style-name="P46"><text:span text:style-name="T15"/></text:p>
      <text:p text:style-name="P47"><text:span text:style-name="T19">D</text:span><text:span text:style-name="T17">ELETE FROM &lt;table_name&gt; WHERE condition;</text:span></text:p>
      <text:p text:style-name="P48"><text:span text:style-name="T17">-&gt; query deletes the rows where the condition is satified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6T04:10:40.996792857</dc:date>
    <meta:editing-duration>PT2H30M51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3" meta:paragraph-count="88" meta:word-count="530" meta:character-count="3396" meta:non-whitespace-character-count="2877"/>
  </office:meta>
</office:document-meta>
</file>